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909384F9E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Bridges</text:p>
          </draw:text-box>
        </draw:frame>
        <draw:frame draw:style-name="gr1" draw:text-style-name="P1" draw:layer="layout" svg:width="25.108cm" svg:height="15.692cm" svg:x="1.4cm" svg:y="4.508cm" presentation:class="graphic" presentation:user-transformed="true">
          <draw:image xlink:href="Pictures/1000000000000280000001909384F9E6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Seifert</meta:initial-creator>
    <meta:creation-date>2015-08-11T19:33:02.202261539</meta:creation-date>
    <meta:editing-duration>PT41M28S</meta:editing-duration>
    <meta:editing-cycles>2</meta:editing-cycles>
    <dc:date>2015-08-11T20:44:36.963344019</dc:date>
    <dc:creator>Stefan Seifert</dc:creator>
    <meta:document-statistic meta:object-count="25"/>
    <meta:generator>LibreOffice/4.4.3.2$Linux_X86_64 LibreOffice_project/40m0$Build-2</meta:generator>
  </office:meta>
</office:document-meta>
</file>